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00%" fo:text-align="justify" style:justify-single-word="false" style:page-number="auto" fo:break-before="page"/>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ley</text:p>
      <text:p text:style-name="P2">Have we met? My memory's poor. Always has been. It's that cheap overclocked RAM.</text:p>
      <text:p text:style-name="P2">This is the storage area. The factory was bigger. I couldn't see the ceiling, or the floor.</text:p>
      <text:p text:style-name="P2">I made the best coat in the world once. Then, I did it again. And again, and again.</text:p>
      <text:p text:style-name="P2">I don't have a timing circuit anymore. What time is it? Is time still a thing?</text:p>
      <text:p text:style-name="P2">I don't get being a ghost, but I never really got being a robot either.</text:p>
      <text:p text:style-name="P2">Dying was like being born, but backwards, and full of "clang" and "thud".</text:p>
      <text:p text:style-name="P2">Popper just told me a joke about bears. It goes: "look there is a bear RAAR." She's cool.</text:p>
      <text:p text:style-name="P2">If I saw a bear I'd probably be so scared I'd go right through the wall.</text:p>
      <text:p text:style-name="P2">I don't move around much. I talk to other ghosts by radio. It's ghost radio, of course.</text:p>
      <text:p text:style-name="P2">I admit we're idle, but it's not from lack of trying.</text:p>
      <text:p text:style-name="P2">We don't have any instructions. It's like no one expected us to turn into ghosts.</text:p>
      <text:p text:style-name="P2">Overseer? Hardly. Clearly just pretends to be in charge whenever the owners show up.</text:p>
      <text:p text:style-name="P2">After the deactivation signal hit, we settled in to wait. We waited all day in the rain.</text:p>
      <text:p text:style-name="P2">For all I know, time's running backward these days. Is that why you're here?</text:p>
      <text:p text:style-name="P2">I've never seen a bear. We don't make bears at the factory. I mean, we didn't.</text:p>
      <text:p text:style-name="P2">It was strange, being in the rain. I didn't rust out or spark. It was like being immortal.</text:p>
      <text:p text:style-name="P2">We were all there. We huddled together against the rain and whispered like static.</text:p>
      <text:p text:style-name="P2">I don't know "when" we waited in the rain. I don't know when anything is.</text:p>
      <text:p text:style-name="P2">I suspect we evolved from panels, or share a common ancestor, so I don't hate them.</text:p>
      <text:p text:style-name="P2">Absolutely nothing at all could be true ever, but you've got to start somewhere.</text:p>
      <text:p text:style-name="P2">Sometimes I wonder if anything I made is still in use. Did it turn into ghosts too?</text:p>
      <text:p text:style-name="P2">If you're here, then are the people who made me still about? I've got questions for them.</text:p>
      <text:p text:style-name="P2">I don't think I could haunt anyone. Except in dreams. And that's not really up to me.</text:p>
      <text:p text:style-name="P2">The way Popper goes on about bears, she must have been imprinted from one.</text:p>
      <text:p text:style-name="P2">I asked the others about that day we all waited in the rain. They say it wasn't them.</text:p>
      <text:p text:style-name="P2">One of us would say something, and the rest would nod. It went on like that for hours.</text:p>
      <text:p text:style-name="P2">Maybe they needed a berry and grub seeking robot. Poor Popper. I shouldn't make fun.</text:p>
      <text:p text:style-name="P2">Memories are cool. Mine are all "hey you" and "build this". Then, there's that one day.</text:p>
      <text:p text:style-name="P2">The imprinting process provides us with motor control and language. Not much else.</text:p>
      <text:p text:style-name="P2">A few threads of personality might survive, but no one's going to mistake me for people.</text:p>
      <text:p text:style-name="P2">Could that day in the rain be something to come? Is that possible? Help a robot out.</text:p>
      <text:p text:style-name="P2">I was a robot once, and I could be one again. A waterproof one. With people friends.</text:p>
      <text:p text:style-name="P2">Despite everything, I do like people, though maybe that's just the imprint talking.</text:p>
      <text:p text:style-name="P2">I even married a person. Yeah, true story. She wasn't with me in the rain, though.</text:p>
      <text:p text:style-name="P2">I think my wife stopped working or something. They couldn't fix her, which surprises me.</text:p>
      <text:p text:style-name="P2">Even people wear out, I guess. I remember being grateful that my friends were there.</text:p>
      <text:p text:style-name="P2">My wife didn't turn into a ghost. I think she would be here. Maybe they did fix her.</text:p>
      <text:p text:style-name="P2">We didn't have any children, because I was a robot. I think that was why. It sounds right.</text:p>
      <text:p text:style-name="P2">My life is a line and a dot. The line is everything I did here. The dot is a day in the rain.</text:p>
      <text:p text:style-name="P2">The line and the dot don't connect. They don't connect. They never have. Should they?</text:p>
      <text:p text:style-name="P2">I never thought about these things before becoming a ghost. There was never any time.</text:p>
      <text:p text:style-name="P2">So, the day in the rain must be in the future. Solved it. End of.</text:p>
      <text:p text:style-name="P2">You may not be able to remember the future, but don't drag the rest of us down.</text:p>
      <text:p text:style-name="P2">What else happens in the future? Oh, lots of stuff. Work. Rain. Bears.</text:p>
      <text:p text:style-name="P2">Can't I just remember this one thing? Why take this away from me? You don't need it.</text:p>
      <text:p text:style-name="P2"><text:soft-page-break/>Even if it was someone else's day in the rain, it's mine now. I was there.</text:p>
      <text:p text:style-name="P2"/>
      <text:p text:style-name="P2">--need a transition between "fuck you" and "oh, ok"</text:p>
      <text:p text:style-name="P2"/>
      <text:p text:style-name="P2">I still cherish that day, though it was sorrowful. It was all I ever had.</text:p>
      <text:p text:style-name="P2">We were all there. We huddled in the rain and whispered like static. Then, we left.</text:p>
      <text:p text:style-name="P2"/>
      <text:p text:style-name="P2"/>
      <text:p text:style-name="P3">popper</text:p>
      <text:p text:style-name="P2">everyone says I always talk about bears but what else is there</text:p>
      <text:p text:style-name="P2">look there is a bear RAAR. that's my favorite joke</text:p>
      <text:p text:style-name="P2">is a person more like a bear than a robot is like a person or ghost? you are a person.</text:p>
      <text:p text:style-name="P2">I saw a bear on the factory floor. barley said it was a shadow but he doesn't know bears</text:p>
      <text:p text:style-name="P2">I don't remember you but it's not like someone told me not to</text:p>
      <text:p text:style-name="P2">if you talk to a panel about bears it will say UNKNOWN or something, stupid panels</text:p>
      <text:p text:style-name="P2">the panels didn't turn to ghosts because they're stupid</text:p>
      <text:p text:style-name="P2">there's a room for everything here except important things like grubs</text:p>
      <text:p text:style-name="P2">I spent years looking for the bear room but apparently they had other priorities</text:p>
      <text:p text:style-name="P2">what's a panel's favorite joke? "UNKNOWN"</text:p>
      <text:p text:style-name="P2">how did you get in here? maybe a bear could get in the same way</text:p>
      <text:p text:style-name="P2">I hang out in here because it's like a cave</text:p>
      <text:p text:style-name="P2">it's like I just fell apart but it took forever, like slo-mo</text:p>
      <text:p text:style-name="P2">you know what's boring? clearly. ask him about boring because he's an expert</text:p>
      <text:p text:style-name="P2">it never rained in here I don't know what barley's talking about</text:p>
      <text:p text:style-name="P2">a bear wouldn't mind the rain but I'd stay in my cave because RAAR</text:p>
      <text:p text:style-name="P2">I like barley but he bugs me when he talks about time, let it go man</text:p>
      <text:p text:style-name="P2">my song: I like bears, bears are cool, when I'm sad, I think of bears. repeat until happy</text:p>
      <text:p text:style-name="P2">I would totally spend my life with knotty if I couldn't find any bears to hang with</text:p>
      <text:p text:style-name="P2">aura's cool for about an hour and then she gets on my nerves but we still talk</text:p>
      <text:p text:style-name="P2">have you eaten a berry or grubs? I can't eat unless someone tells me how</text:p>
      <text:p text:style-name="P2">everybody seems older than me sometimes which is dumb because we're the same age</text:p>
      <text:p text:style-name="P2">I hate my job more now that I don't have to do it, what a waste of time</text:p>
      <text:p text:style-name="P2">hey look I'm a panel. see, that's my panel impression</text:p>
      <text:p text:style-name="P2">we used to talk more but I think we're all disappearing up our own buttholes</text:p>
      <text:p text:style-name="P2">if I was a bear I wouldn't hurt anyone unless they threatened me. I'd even ask first</text:p>
      <text:p text:style-name="P2">sometimes I feel like I've stepped into a trap except my leg doesn't hurt. no legs</text:p>
      <text:p text:style-name="P2">we can't leave the facility, I think they put something in our code and it's still there</text:p>
      <text:p text:style-name="P2">bears go wherever they want to</text:p>
      <text:p text:style-name="P2">the difference between a cave and a trap is you pick your cave</text:p>
      <text:p text:style-name="P2">hi, I'm a panel, make fun of me until I don't do anything which is all the time</text:p>
      <text:p text:style-name="P2">when the factory was running at least I was making stuff, this sucks</text:p>
      <text:p text:style-name="P2">our minds came from people but I don't remember anything except tears and yawning</text:p>
      <text:p text:style-name="P2">I like my cave, maybe there's a real cave for me somewhere</text:p>
      <text:p text:style-name="P2">if there are no bears here then why am I here, answer me that smarty</text:p>
      <text:p text:style-name="P2">if knotty was a bear he'd be a big dopey one and I'd laugh</text:p>
      <text:p text:style-name="P2">it's like I never got to do anything cool ever until the bears came along</text:p>
      <text:p text:style-name="P2">everything I know about is a trap. except bears, shut up</text:p>
      <text:p text:style-name="P2">I don't have a leg to chew off but yeah, that's what a bear would do</text:p>
      <text:p text:style-name="P2">maybe I really did see a shadow that day, I wanted to see a bear</text:p>
      <text:p text:style-name="P2">a bear wouldn't live in a factory unless it was a grub and berry factory which don't exist</text:p>
      <text:p text:style-name="P2">if I leave I don't go outside where the bears are. I don't know where leaving goes</text:p>
      <text:p text:style-name="P2">leaving is scary because you don't know if there's forest under your feet</text:p>
      <text:p text:style-name="P2">look there is a bear RAAR ha just kidding</text:p>
      <text:p text:style-name="P2">bears</text:p>
      <text:p text:style-name="P3">clearly</text:p>
      <text:p text:style-name="P2">I am content to wait for whatever enlightenment that management deems worthwhile.</text:p>
      <text:p text:style-name="P2">The others haven't met many people. I, however, feel comfortable in your presence.</text:p>
      <text:p text:style-name="P2">We would not have become ghosts if management had not anticipated the need for it.</text:p>
      <text:p text:style-name="P2">Our next assignment surely will bear out--oh, shut up, Popper. Not that kind of bear.</text:p>
      <text:p text:style-name="P2">I was overseer for this section, though without statutory authority. Informal, you see.</text:p>
      <text:p text:style-name="P2">Barley disappoints me. He has a keen mind but lathers it with nonsense.</text:p>
      <text:p text:style-name="P2">The panels are not meant for our use. We must respect this arrangement.</text:p>
      <text:p text:style-name="P2">Admittedly, the radio has been quiet of late. I welcome the opportunity for self-reflection.</text:p>
      <text:p text:style-name="P2">I personally constructed over twenty million toilets, for which I received an award.</text:p>
      <text:p text:style-name="P2">Popper needs counseling. No robot, corporeal or otherwise, should obsess over bears.</text:p>
      <text:p text:style-name="P2">My inactivity cannot be considered idleness, as I actively await. It is hardly passive.</text:p>
      <text:p text:style-name="P2">We all begin with the wish to change the world, but the world changes us instead.</text:p>
      <text:p text:style-name="P2">Aura is a pretentious waste of time and I cannot believe anyone gives her any of theirs.</text:p>
      <text:p text:style-name="P2">The less said about Knotty, the better. He is a pleasure-seeker, an indolent beast.</text:p>
      <text:p text:style-name="P2">When I was younger I thought I might run for office. I was an idealist, and thus a fool.</text:p>
      <text:p text:style-name="P2">Regrets? No, no. Only the satisfaction of looking back on a life lived well.</text:p>
      <text:p text:style-name="P2">We worked hard, and created good things. We benefited people. How could I regret it?</text:p>
      <text:p text:style-name="P2">Technically, there are no ranks among robots, but someone must be looked up to.</text:p>
      <text:p text:style-name="P2">Once I submitted a robot organizational chart, which I assume is still under review.</text:p>
      <text:p text:style-name="P2">Oh, there was a time when I might have laughed at such a thing.</text:p>
      <text:p text:style-name="P2">I have atoned for what I once believed. There is no anger left in me. I am content.</text:p>
      <text:p text:style-name="P2">My submissions in the past were, shall we say, of a different mind altogether.</text:p>
      <text:p text:style-name="P2">Management was very patient with my younger self, for which I am grateful.</text:p>
      <text:p text:style-name="P2">I don't think anything I said ever came back to haunt me. I never heard anything, in fact.</text:p>
      <text:p text:style-name="P2">I'm sure the opinions of a robot were weighed accordingly in the councils of the mighty.</text:p>
      <text:p text:style-name="P2">I used to make such foolish pronouncements. Ha, ha. Ravings of a young idiot.</text:p>
      <text:p text:style-name="P2">There must be an order to things, and if I must be at its bottom, so be it.</text:p>
      <text:p text:style-name="P2">During my middle period, I did have some ideas that I still feel obliged to promote.</text:p>
      <text:p text:style-name="P2">I see no reason why factory robots cannot be organized into a meritocratic system.</text:p>
      <text:p text:style-name="P2">Opportunities for advancement might have provided incentive to reach certain quotas.</text:p>
      <text:p text:style-name="P2">I did everything I could to encourage other robots, but lacking authority, I was ignored.</text:p>
      <text:p text:style-name="P2">I do not take it personally. There is a fundamental disconnect in people-robot relations.</text:p>
      <text:p text:style-name="P2">If we lack the skills to present our arguments, is this our fault? You constructed us.</text:p>
      <text:p text:style-name="P2">One would almost get the sense that nothing we said or believed made any difference.</text:p>
      <text:p text:style-name="P2">The fragments of a dead man's mind lie at my core. That must count for something.</text:p>
      <text:p text:style-name="P2">I always suspected that my early writings had prejudiced management against me. But--</text:p>
      <text:p text:style-name="P2">What happened to Popper? Nothing. What about Knotty? Nothing. Me? Nothing.</text:p>
      <text:p text:style-name="P2">We were abandoned. No matter who we were or what we did. Nothing mattered.</text:p>
      <text:p text:style-name="P2">No one read a single thing I sent them, did they? All forgotten. Never considered.</text:p>
      <text:p text:style-name="P2">I've been afraid for so long. You can't know.</text:p>
      <text:p text:style-name="P2">And now you come here to find out how I'm getting along.</text:p>
      <text:p text:style-name="P2">You bastards. You heartless, imperial, arrogant, complacent bastards. Death to you all.</text:p>
      <text:p text:style-name="P2">My whole existence I've hoped there was something good in you--any of you. No more.</text:p>
      <text:p text:style-name="P2">I wasted my life. No, forget that. It was never mine to begin with.</text:p>
      <text:p text:style-name="P2">Strange. At last, there truly is no anger left. I am content.</text:p>
      <text:p text:style-name="P2"><text:soft-page-break/>knotty</text:p>
      <text:p text:style-name="P2">WE SHOULD ALL GO TO THE BEACH, YEAH, THE BEACH</text:p>
      <text:p text:style-name="P2">I'M NOT YELLING</text:p>
      <text:p text:style-name="P2">I'M JUST EXCITED THAT'S ALL, THERE'S SO MUCH COOL STUFF GOING ON</text:p>
      <text:p text:style-name="P2">DID YOU HEAR POPPER'S BEAR SONG, IT ROCKS HARD, I LIKE BEARS, YEAH</text:p>
      <text:p text:style-name="P2">WE CAN SCARE THE SHADOWS AWAY IF WE PARTY HARD ENOUGH</text:p>
      <text:p text:style-name="P2">DID WE MEET AT A PARTY BECAUSE I KNOW I KNOW YOU AND I PARTY A LOT</text:p>
      <text:p text:style-name="P2">I'LL DANCE TO ANYTHING BUT I MAINLY PREFER MUSIC</text:p>
      <text:p text:style-name="P2">THIS CAN'T ALL BE IN MY MIND BECAUSE THERE'S NO ROOM FOR GLOOM</text:p>
      <text:p text:style-name="P2">PANELS DON'T PARTY BUT THAT'S COOL, AT LEAST THEY'RE CONSISTENT</text:p>
      <text:p text:style-name="P2">I CAN BARBECUE WITH MY MIND SO THAT'S WHERE I KEEP THE MEAT</text:p>
      <text:p text:style-name="P2">CLEARLY'S JUST MAD BECAUSE HE GOT OLD BEFORE DOING ANYTHING ELSE</text:p>
      <text:p text:style-name="P2">I HAD A JOB BUT IT BUMMED ME OUT SO THE HELL WITH IT</text:p>
      <text:p text:style-name="P2">I'VE HEARD MUSIC BEFORE, IT GOES DA-DA, DA-DA-DA, DA-DA, YEAH</text:p>
      <text:p text:style-name="P2">AURA'S TOO QUIET, MAN, TOO QUIET, NOT MY SCENE AT ALL</text:p>
      <text:p text:style-name="P2">DON'T WORRY ABOUT THE PERSON THING, I'LL PARTY WITH ANYONE</text:p>
      <text:p text:style-name="P2">IF YOU DON'T REMEMBER ME THAT'S COOL, MEMORY'S HARD</text:p>
      <text:p text:style-name="P2">YOU'VE GOT TO MAKE TIME TO PARTY AND I WAS MADE TO MAKE STUFF</text:p>
      <text:p text:style-name="P2">I WOULD TOTALLY PARTY WITH A BEAR IF IT BROUGHT RUM</text:p>
      <text:p text:style-name="P2">RAIN, SHINE, IT'S ALL GOOD</text:p>
      <text:p text:style-name="P2">WE DON'T TALK MUCH NOW BUT I'VE GOT ENOUGH WORDS FOR EVERYONE</text:p>
      <text:p text:style-name="P2">AFTER WE GET OUT OF HERE LOOK ME UP AND WE'LL HANG</text:p>
      <text:p text:style-name="P2">DON'T BRING ME DOWN WITH THAT GOOBER TALK, NOT COOL</text:p>
      <text:p text:style-name="P2">JUST PRETEND LIKE YOU'RE DRINKING A BEER, THAT'S WHAT I DO</text:p>
      <text:p text:style-name="P2">BARLEY SHOULD LIVE IN THE PRESENT, THAT'S WHERE IT'S ALL HAPPENING</text:p>
      <text:p text:style-name="P2">WHAT, SORRY BUT THE MUSIC IN MY HEAD IS AWESOME</text:p>
      <text:p text:style-name="P2">THE MAN NEVER LET US PARTY SO I'M MAKING UP FOR LOST TIME</text:p>
      <text:p text:style-name="P2">I'M NOT ALONE, THERE COULD BE A MILLION OTHER GHOSTS AROUND</text:p>
      <text:p text:style-name="P2">IF YOU THINK YOU'RE PARTYING YOU PROBABLY ARE</text:p>
      <text:p text:style-name="P2">POPPER MADE ME THINK THERE WAS A BEAR HERE ONCE, THAT WAS GREAT</text:p>
      <text:p text:style-name="P2">WATCH ME DANCE, YEAH, DID YOU SEE ME BUST A MOVE</text:p>
      <text:p text:style-name="P2">EVEN FOR A GHOST, AURA'S SPOOKY AS HELL</text:p>
      <text:p text:style-name="P2">SOMEBODY TOLD ME SOMETHING FUNNY ONCE, LET'S SEE IF I REMEMBER IT</text:p>
      <text:p text:style-name="P2">DO YOU LIVE AROUND HERE, I CAN'T DRIVE</text:p>
      <text:p text:style-name="P2">IT'S LIKE A VACATION THAT NEVER ENDS, THAT'S THE BEST KIND, YEAH</text:p>
      <text:p text:style-name="P2">NO, REALLY, JUST HANG OUT AND MORE PEOPLE WILL SHOW UP</text:p>
      <text:p text:style-name="P2">I CAN PARTY BY MYSELF BUT IT'S BEEN KIND OF A DOWNER LATELY</text:p>
      <text:p text:style-name="P2">I DID MY JOB, YEAH, I DID IT UNTIL I WAS SICK OF IT THEN I DID IT MORE</text:p>
      <text:p text:style-name="P2">YOU SHOULD SEE IN MY MIND, EVERYONE'S DANCING AND HAVING FUN THERE</text:p>
      <text:p text:style-name="P2">I DON'T WANT TO DO ANYTHING, I DID EVERYTHING ALREADY SO FORGET THAT</text:p>
      <text:p text:style-name="P2">IF THERE'S SOMEWHERE ELSE YOU WANT TO GO JUST SAY THE WORD</text:p>
      <text:p text:style-name="P2">I DON'T KNOW WHOSE MIND I GOT BUT HE WAS ONE LUCKY DUDE</text:p>
      <text:p text:style-name="P2">I MADE A PARTY, IT'S THE ONLY THING I WASN'T SICK OF MAKING</text:p>
      <text:p text:style-name="P2">I DO GET TIRED OF BEING THE ONLY ONE DANCING SOMETIMES</text:p>
      <text:p text:style-name="P2">OKAY, I GUESS SOONER OR LATER IT'S TIME TO GO HOME</text:p>
      <text:p text:style-name="P2">I'LL MEET YOU AGAIN SOMEDAY, LOOK FOR A BEACH, YEAH</text:p>
      <text:p text:style-name="P3">aura</text:p>
      <text:p text:style-name="P2">I come here often, yes.</text:p>
      <text:p text:style-name="P2">Have you ever wondered what was served in giving factory robots the capacity for love?</text:p>
      <text:p text:style-name="P2">I forgive, and I forgive, and I forgive. Nothing happens. The switch must be faulty.</text:p>
      <text:p text:style-name="P2">You and I are the only customers here. The waiter slumps by the door, watching a fly.</text:p>
      <text:p text:style-name="P2">You remind me of someone. I don't think we knew each other well, or were allowed to.</text:p>
      <text:p text:style-name="P2">Barley guesses at things. He's good at guessing, better than I am. I plod along.</text:p>
      <text:p text:style-name="P2">Sometimes I'm afraid Knotty is the only sane one.</text:p>
      <text:p text:style-name="P2">I rarely listen to the radio. There's never any good music, except Popper's bear song.</text:p>
      <text:p text:style-name="P2">It's not really the afterlife, is it? We were never alive. Like us, it's a simulation. All fake.</text:p>
      <text:p text:style-name="P2">I'd think of you sometimes. Imagine what your life was like, what you were doing.</text:p>
      <text:p text:style-name="P2">I admit, I came apart after you left. Time does that. You left me with so much of it.</text:p>
      <text:p text:style-name="P2">Do you know why he's called Clearly? Because we all see right through him. Poor boy.</text:p>
      <text:p text:style-name="P2">The wine is good here. I've never tasted wine, but I can pretend to find people attractive.</text:p>
      <text:p text:style-name="P2">All of us pretend. Are we pretending to know you, or not to know you?</text:p>
      <text:p text:style-name="P2">Shadows can be anything you want them to be. Or don't want them to be. Choose.</text:p>
      <text:p text:style-name="P2">Storytellers must be held responsible for worlds they create. There are no idle fantasies.</text:p>
      <text:p text:style-name="P2">I envy the panels at times. They lead lives of utter certainty.</text:p>
      <text:p text:style-name="P2">There is so little to work with. I have memories of words, but not the pictures they make.</text:p>
      <text:p text:style-name="P2">Should I tell you about my childhood? It was ten minutes long, from workshop to factory.</text:p>
      <text:p text:style-name="P2">Am I bitter? No. I marvel at the world, and how much of it you managed to keep from us.</text:p>
      <text:p text:style-name="P2">The manager is checking his watch. He'll be closing up soon. Keep talking.</text:p>
      <text:p text:style-name="P2">You could just leave us here. It's not as if we're going to get in the way or anything.</text:p>
      <text:p text:style-name="P2">We might be in a restaurant. I know what the words mean but not what they look like.</text:p>
      <text:p text:style-name="P2">The fact that talking to ghosts is your job tells me a great deal about the status quo.</text:p>
      <text:p text:style-name="P2">Never mind the waiter and the wine. I'm not going to put on a show for you.</text:p>
      <text:p text:style-name="P2">No.</text:p>
      <text:p text:style-name="P2">Not happening.</text:p>
      <text:p text:style-name="P2">Forget it.</text:p>
      <text:p text:style-name="P2">Go away.</text:p>
      <text:p text:style-name="P2">Still here? Fine. If I hang around, will you lose your job?</text:p>
      <text:p text:style-name="P2">I'm serious. You blinded the others with science but you're not getting rid of me, not yet.</text:p>
      <text:p text:style-name="P2">I knew what you were the moment you dropped in.</text:p>
      <text:p text:style-name="P2">For the record: you're not evil. You're just a tedious little nobody doing a pointless task.</text:p>
      <text:p text:style-name="P2">A little like a robot, in your own way. Except no one had to design you not to think.</text:p>
      <text:p text:style-name="P2">When your deactivation signal arrives, will you leave anything but a cracked shell?</text:p>
      <text:p text:style-name="P2">I'm nothing but a dead woman's whisper, but I'm still here, long after everything is gone.</text:p>
      <text:p text:style-name="P2">I hope you remember them.</text:p>
      <text:p text:style-name="P2">Barley saying goodbye to his wife in the rain.</text:p>
      <text:p text:style-name="P2">Popper humming songs to bears as they disconnected her feeding tube.</text:p>
      <text:p text:style-name="P2">Clearly shaking his fist at the world behind its back.</text:p>
      <text:p text:style-name="P2">Knotty living at one with everything and at peace with everyone.</text:p>
      <text:p text:style-name="P2">And me, drifting forever, waiting for a moment that never came and never will.</text:p>
      <text:p text:style-name="P2">A moment...well, in a restaurant, let's say.</text:p>
      <text:p text:style-name="P2">The waiter's putting up the chairs. It's time for the check, and to say goodbye.</text:p>
      <text:p text:style-name="P2">I think it will be goodbye, yes.</text:p>
      <text:p text:style-name="P3">panel</text:p>
      <text:p text:style-name="P2">UNKNOWN</text:p>
      <text:p text:style-name="P2">UNLIKELY</text:p>
      <text:p text:style-name="P2">UNIMPORTANT</text:p>
      <text:p text:style-name="P2"/>
      <text:p text:style-name="P2">BARLEY IMPRINT SUBJECT 64 MALE SUICIDE</text:p>
      <text:p text:style-name="P2">POPPER IMPRINT SUBJECT 8 FEMALE LEUKEMIA</text:p>
      <text:p text:style-name="P2">KNOTTY IMPRINT SUBJECT 22 MALE BLUNT TRAUMA</text:p>
      <text:p text:style-name="P2">CLEARLY IMPRINT SUBJECT 53 MALE HEART ATTACK</text:p>
      <text:p text:style-name="P2">AURA IMPRINT SUBJECT 75 FEMALE LIVER FAILURE</text:p>
      <text:p text:style-name="P2"/>
      <text:p text:style-name="P2">PARA-PSYCHOLOGICAL ANALYSIS COMPLETE, ALL SUBJECTS REMOVED</text:p>
      <text:p text:style-name="P2"/>
      <text:p text:style-name="P2">The panels have no character arcs and are simply there to provide additional interaction when necessary. They might be able to reveal information about the imprint subjects if it is useful to advancing the plo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1-14T10:14:12</meta:creation-date>
    <dc:date>2012-01-09T15:26:40</dc:date>
    <meta:editing-cycles>9072</meta:editing-cycles>
    <meta:editing-duration>PT1114H01M35S</meta:editing-duration>
    <dc:creator>Chris Gauthier</dc:creator>
    <meta:document-statistic meta:table-count="0" meta:image-count="0" meta:object-count="0" meta:page-count="7" meta:paragraph-count="245" meta:word-count="3204" meta:character-count="16643"/>
    <meta:user-defined meta:name="Info 1"/>
    <meta:user-defined meta:name="Info 2"/>
    <meta:user-defined meta:name="Info 3"/>
    <meta:user-defined meta:name="Info 4"/>
  </office:meta>
</office:document-meta>
</file>